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0a7f" officeooo:paragraph-rsid="001a0a7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2624" officeooo:paragraph-rsid="001b262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b2624" officeooo:paragraph-rsid="001b2624"/>
    </style:style>
    <style:style style:name="P4" style:family="paragraph" style:parent-style-name="Standard">
      <style:paragraph-properties fo:text-align="end" style:justify-single-word="false"/>
      <style:text-properties officeooo:rsid="001a0a7f" officeooo:paragraph-rsid="001a0a7f"/>
    </style:style>
    <style:style style:name="P5" style:family="paragraph" style:parent-style-name="Standard">
      <style:paragraph-properties fo:text-align="start" style:justify-single-word="false"/>
      <style:text-properties officeooo:rsid="001a0a7f" officeooo:paragraph-rsid="001a0a7f"/>
    </style:style>
    <style:style style:name="T1" style:family="text">
      <style:text-properties officeooo:rsid="001b2624"/>
    </style:style>
    <style:style style:name="T2" style:family="text">
      <style:text-properties officeooo:rsid="001c0dc5"/>
    </style:style>
    <style:style style:name="T3" style:family="text">
      <style:text-properties officeooo:rsid="001c89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Research Methods</text:p>
      <text:p text:style-name="P1">Sept. <text:span text:style-name="T1">11</text:span>, 2018</text:p>
      <text:p text:style-name="P1">Research <text:span text:style-name="T1">Abstract</text:span></text:p>
      <text:p text:style-name="P5"/>
      <text:p text:style-name="P2">Abstract</text:p>
      <text:p text:style-name="P2"/>
      <text:p text:style-name="P2"/>
      <text:p text:style-name="P3">In the field of computational biology, protein and DNA homology search <text:span text:style-name="T2">is a task </text:span>of critical importance. <text:s/>Two of the premiere software suites for this task are HMMER and MMSEQS. <text:s/>Both <text:span text:style-name="T3">utilize a </text:span>pipeline of a few different algorithms, which procedurally filter down the search space as the algorithm<text:span text:style-name="T2">s used</text:span> become more complex. <text:s/>Both search pipelines <text:span text:style-name="T2">begin with</text:span> their own <text:span text:style-name="T2">custom </text:span>pre-filters, <text:span text:style-name="T2">then use ungapped and gapped Viterbi algorithms, </text:span>which eliminate a huge portion of unlikely matches. <text:span text:style-name="T2">At this point, MMSEQS concludes and returns the alignments which are above a given threshold score. <text:s/>But HMMER has a final filter, called Forward-Backward. <text:s/>The Forward-Backward algorithm makes HMMER more accurate in the majority of test cases, but at costs to its runtime. <text:s/>Forward-Backward is implemented by summing over all possible paths through a HMM model. <text:s/>We propose to implement a new heuristic version of this algorithm. <text:s/>Rather than computing all cells of the dynamic programming matrix, this algorithm would prune paths which fell below a given factor of the strongest scoring path. By pruning low-probability paths, we should be able to dramatically reduce the runtime of the algorithm, with only minor costs to accuracy. <text:s/>We believe this could be used to either boost the accuracy of MMSEQS without dramatic harm to its runtime, or make HMMER run faster with little detriment to accurac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7:02.340873720</meta:creation-date>
    <dc:date>2019-09-11T14:51:14.037276697</dc:date>
    <meta:editing-duration>PT1H2M38S</meta:editing-duration>
    <meta:editing-cycles>6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6" meta:word-count="231" meta:character-count="1459" meta:non-whitespace-character-count="1225"/>
  </office:meta>
</office:document-meta>
</file>